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aero_2007_006232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676.833333333333" calcext:value-type="float">
            <text:p>677</text:p>
          </table:table-cell>
          <table:table-cell table:style-name="ce1"/>
          <table:table-cell/>
          <table:table-cell table:style-name="ce2" table:formula="of:=AVERAGE([.M4:.M33])" office:value-type="float" office:value="413.051287976933" calcext:value-type="float">
            <text:p>413,05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19.6417629192166" calcext:value-type="float">
            <text:p>20</text:p>
          </table:table-cell>
          <table:table-cell table:style-name="ce1"/>
          <table:table-cell/>
          <table:table-cell table:style-name="ce2" table:formula="of:=STDEV([.M4:.M33])" office:value-type="float" office:value="50.4993751744519" calcext:value-type="float">
            <text:p>50,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19" calcext:value-type="float">
            <text:p>67719</text:p>
          </table:table-cell>
          <table:table-cell office:value-type="float" office:value="673" calcext:value-type="float">
            <text:p>673</text:p>
          </table:table-cell>
          <table:table-cell office:value-type="float" office:value="7266" calcext:value-type="float">
            <text:p>7266</text:p>
          </table:table-cell>
          <table:table-cell office:value-type="float" office:value="673" calcext:value-type="float">
            <text:p>673</text:p>
          </table:table-cell>
          <table:table-cell table:formula="of:=([.J4]/([.B4]-[.I4]))" office:value-type="percentage" office:value="0.0042264842935554" calcext:value-type="percentage">
            <text:p>0,42%</text:p>
          </table:table-cell>
          <table:table-cell office:value-type="float" office:value="158561" calcext:value-type="float">
            <text:p>158561</text:p>
          </table:table-cell>
          <table:table-cell office:value-type="float" office:value="451.134394884" calcext:value-type="float">
            <text:p>451,134394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26" calcext:value-type="float">
            <text:p>67726</text:p>
          </table:table-cell>
          <table:table-cell office:value-type="float" office:value="666" calcext:value-type="float">
            <text:p>666</text:p>
          </table:table-cell>
          <table:table-cell office:value-type="float" office:value="7266" calcext:value-type="float">
            <text:p>7266</text:p>
          </table:table-cell>
          <table:table-cell office:value-type="float" office:value="666" calcext:value-type="float">
            <text:p>666</text:p>
          </table:table-cell>
          <table:table-cell table:formula="of:=([.J5]/([.B5]-[.I5]))" office:value-type="percentage" office:value="0.00418252383284977" calcext:value-type="percentage">
            <text:p>0,42%</text:p>
          </table:table-cell>
          <table:table-cell office:value-type="float" office:value="158568" calcext:value-type="float">
            <text:p>158568</text:p>
          </table:table-cell>
          <table:table-cell office:value-type="float" office:value="411.430415869" calcext:value-type="float">
            <text:p>411,4304158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30" calcext:value-type="float">
            <text:p>67730</text:p>
          </table:table-cell>
          <table:table-cell office:value-type="float" office:value="662" calcext:value-type="float">
            <text:p>662</text:p>
          </table:table-cell>
          <table:table-cell office:value-type="float" office:value="7266" calcext:value-type="float">
            <text:p>7266</text:p>
          </table:table-cell>
          <table:table-cell office:value-type="float" office:value="662" calcext:value-type="float">
            <text:p>662</text:p>
          </table:table-cell>
          <table:table-cell table:formula="of:=([.J6]/([.B6]-[.I6]))" office:value-type="percentage" office:value="0.00415740356958941" calcext:value-type="percentage">
            <text:p>0,42%</text:p>
          </table:table-cell>
          <table:table-cell office:value-type="float" office:value="158572" calcext:value-type="float">
            <text:p>158572</text:p>
          </table:table-cell>
          <table:table-cell office:value-type="float" office:value="409.602165937" calcext:value-type="float">
            <text:p>409,602165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20" calcext:value-type="float">
            <text:p>67720</text:p>
          </table:table-cell>
          <table:table-cell office:value-type="float" office:value="672" calcext:value-type="float">
            <text:p>672</text:p>
          </table:table-cell>
          <table:table-cell office:value-type="float" office:value="7266" calcext:value-type="float">
            <text:p>7266</text:p>
          </table:table-cell>
          <table:table-cell office:value-type="float" office:value="672" calcext:value-type="float">
            <text:p>672</text:p>
          </table:table-cell>
          <table:table-cell table:formula="of:=([.J7]/([.B7]-[.I7]))" office:value-type="percentage" office:value="0.00422020422774031" calcext:value-type="percentage">
            <text:p>0,42%</text:p>
          </table:table-cell>
          <table:table-cell office:value-type="float" office:value="158562" calcext:value-type="float">
            <text:p>158562</text:p>
          </table:table-cell>
          <table:table-cell office:value-type="float" office:value="480.169064999" calcext:value-type="float">
            <text:p>480,169064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13" calcext:value-type="float">
            <text:p>67713</text:p>
          </table:table-cell>
          <table:table-cell office:value-type="float" office:value="679" calcext:value-type="float">
            <text:p>679</text:p>
          </table:table-cell>
          <table:table-cell office:value-type="float" office:value="7266" calcext:value-type="float">
            <text:p>7266</text:p>
          </table:table-cell>
          <table:table-cell office:value-type="float" office:value="679" calcext:value-type="float">
            <text:p>679</text:p>
          </table:table-cell>
          <table:table-cell table:formula="of:=([.J8]/([.B8]-[.I8]))" office:value-type="percentage" office:value="0.00426416468844594" calcext:value-type="percentage">
            <text:p>0,43%</text:p>
          </table:table-cell>
          <table:table-cell office:value-type="float" office:value="158555" calcext:value-type="float">
            <text:p>158555</text:p>
          </table:table-cell>
          <table:table-cell office:value-type="float" office:value="443.61985302" calcext:value-type="float">
            <text:p>443,61985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47" calcext:value-type="float">
            <text:p>67747</text:p>
          </table:table-cell>
          <table:table-cell office:value-type="float" office:value="645" calcext:value-type="float">
            <text:p>645</text:p>
          </table:table-cell>
          <table:table-cell office:value-type="float" office:value="7266" calcext:value-type="float">
            <text:p>7266</text:p>
          </table:table-cell>
          <table:table-cell office:value-type="float" office:value="645" calcext:value-type="float">
            <text:p>645</text:p>
          </table:table-cell>
          <table:table-cell table:formula="of:=([.J9]/([.B9]-[.I9]))" office:value-type="percentage" office:value="0.00405064245073288" calcext:value-type="percentage">
            <text:p>0,41%</text:p>
          </table:table-cell>
          <table:table-cell office:value-type="float" office:value="158589" calcext:value-type="float">
            <text:p>158589</text:p>
          </table:table-cell>
          <table:table-cell office:value-type="float" office:value="406.98178792" calcext:value-type="float">
            <text:p>406,98178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661" calcext:value-type="float">
            <text:p>67661</text:p>
          </table:table-cell>
          <table:table-cell office:value-type="float" office:value="731" calcext:value-type="float">
            <text:p>731</text:p>
          </table:table-cell>
          <table:table-cell office:value-type="float" office:value="7266" calcext:value-type="float">
            <text:p>7266</text:p>
          </table:table-cell>
          <table:table-cell office:value-type="float" office:value="731" calcext:value-type="float">
            <text:p>731</text:p>
          </table:table-cell>
          <table:table-cell table:formula="of:=([.J10]/([.B10]-[.I10]))" office:value-type="percentage" office:value="0.0045907281108306" calcext:value-type="percentage">
            <text:p>0,46%</text:p>
          </table:table-cell>
          <table:table-cell office:value-type="float" office:value="158503" calcext:value-type="float">
            <text:p>158503</text:p>
          </table:table-cell>
          <table:table-cell office:value-type="float" office:value="365.448415041" calcext:value-type="float">
            <text:p>365,4484150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04" calcext:value-type="float">
            <text:p>67704</text:p>
          </table:table-cell>
          <table:table-cell office:value-type="float" office:value="688" calcext:value-type="float">
            <text:p>688</text:p>
          </table:table-cell>
          <table:table-cell office:value-type="float" office:value="7266" calcext:value-type="float">
            <text:p>7266</text:p>
          </table:table-cell>
          <table:table-cell office:value-type="float" office:value="688" calcext:value-type="float">
            <text:p>688</text:p>
          </table:table-cell>
          <table:table-cell table:formula="of:=([.J11]/([.B11]-[.I11]))" office:value-type="percentage" office:value="0.00432068528078174" calcext:value-type="percentage">
            <text:p>0,43%</text:p>
          </table:table-cell>
          <table:table-cell office:value-type="float" office:value="158546" calcext:value-type="float">
            <text:p>158546</text:p>
          </table:table-cell>
          <table:table-cell office:value-type="float" office:value="408.654005766" calcext:value-type="float">
            <text:p>408,6540057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09" calcext:value-type="float">
            <text:p>67709</text:p>
          </table:table-cell>
          <table:table-cell office:value-type="float" office:value="683" calcext:value-type="float">
            <text:p>683</text:p>
          </table:table-cell>
          <table:table-cell office:value-type="float" office:value="7266" calcext:value-type="float">
            <text:p>7266</text:p>
          </table:table-cell>
          <table:table-cell office:value-type="float" office:value="683" calcext:value-type="float">
            <text:p>683</text:p>
          </table:table-cell>
          <table:table-cell table:formula="of:=([.J12]/([.B12]-[.I12]))" office:value-type="percentage" office:value="0.00428928495170629" calcext:value-type="percentage">
            <text:p>0,43%</text:p>
          </table:table-cell>
          <table:table-cell office:value-type="float" office:value="158551" calcext:value-type="float">
            <text:p>158551</text:p>
          </table:table-cell>
          <table:table-cell office:value-type="float" office:value="404.606419086" calcext:value-type="float">
            <text:p>404,6064190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22" calcext:value-type="float">
            <text:p>67722</text:p>
          </table:table-cell>
          <table:table-cell office:value-type="float" office:value="670" calcext:value-type="float">
            <text:p>670</text:p>
          </table:table-cell>
          <table:table-cell office:value-type="float" office:value="7266" calcext:value-type="float">
            <text:p>7266</text:p>
          </table:table-cell>
          <table:table-cell office:value-type="float" office:value="670" calcext:value-type="float">
            <text:p>670</text:p>
          </table:table-cell>
          <table:table-cell table:formula="of:=([.J13]/([.B13]-[.I13]))" office:value-type="percentage" office:value="0.00420764409611013" calcext:value-type="percentage">
            <text:p>0,42%</text:p>
          </table:table-cell>
          <table:table-cell office:value-type="float" office:value="158564" calcext:value-type="float">
            <text:p>158564</text:p>
          </table:table-cell>
          <table:table-cell office:value-type="float" office:value="324.014893055" calcext:value-type="float">
            <text:p>324,014893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34" calcext:value-type="float">
            <text:p>67734</text:p>
          </table:table-cell>
          <table:table-cell office:value-type="float" office:value="658" calcext:value-type="float">
            <text:p>658</text:p>
          </table:table-cell>
          <table:table-cell office:value-type="float" office:value="7266" calcext:value-type="float">
            <text:p>7266</text:p>
          </table:table-cell>
          <table:table-cell office:value-type="float" office:value="658" calcext:value-type="float">
            <text:p>658</text:p>
          </table:table-cell>
          <table:table-cell table:formula="of:=([.J14]/([.B14]-[.I14]))" office:value-type="percentage" office:value="0.00413228330632905" calcext:value-type="percentage">
            <text:p>0,41%</text:p>
          </table:table-cell>
          <table:table-cell office:value-type="float" office:value="158576" calcext:value-type="float">
            <text:p>158576</text:p>
          </table:table-cell>
          <table:table-cell office:value-type="float" office:value="445.840892076" calcext:value-type="float">
            <text:p>445,8408920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23" calcext:value-type="float">
            <text:p>67723</text:p>
          </table:table-cell>
          <table:table-cell office:value-type="float" office:value="669" calcext:value-type="float">
            <text:p>669</text:p>
          </table:table-cell>
          <table:table-cell office:value-type="float" office:value="7266" calcext:value-type="float">
            <text:p>7266</text:p>
          </table:table-cell>
          <table:table-cell office:value-type="float" office:value="669" calcext:value-type="float">
            <text:p>669</text:p>
          </table:table-cell>
          <table:table-cell table:formula="of:=([.J15]/([.B15]-[.I15]))" office:value-type="percentage" office:value="0.00420136403029504" calcext:value-type="percentage">
            <text:p>0,42%</text:p>
          </table:table-cell>
          <table:table-cell office:value-type="float" office:value="158565" calcext:value-type="float">
            <text:p>158565</text:p>
          </table:table-cell>
          <table:table-cell office:value-type="float" office:value="324.977935076" calcext:value-type="float">
            <text:p>324,9779350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24" calcext:value-type="float">
            <text:p>67724</text:p>
          </table:table-cell>
          <table:table-cell office:value-type="float" office:value="668" calcext:value-type="float">
            <text:p>668</text:p>
          </table:table-cell>
          <table:table-cell office:value-type="float" office:value="7266" calcext:value-type="float">
            <text:p>7266</text:p>
          </table:table-cell>
          <table:table-cell office:value-type="float" office:value="668" calcext:value-type="float">
            <text:p>668</text:p>
          </table:table-cell>
          <table:table-cell table:formula="of:=([.J16]/([.B16]-[.I16]))" office:value-type="percentage" office:value="0.00419508396447995" calcext:value-type="percentage">
            <text:p>0,42%</text:p>
          </table:table-cell>
          <table:table-cell office:value-type="float" office:value="158566" calcext:value-type="float">
            <text:p>158566</text:p>
          </table:table-cell>
          <table:table-cell office:value-type="float" office:value="406.399473906" calcext:value-type="float">
            <text:p>406,3994739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29" calcext:value-type="float">
            <text:p>67729</text:p>
          </table:table-cell>
          <table:table-cell office:value-type="float" office:value="663" calcext:value-type="float">
            <text:p>663</text:p>
          </table:table-cell>
          <table:table-cell office:value-type="float" office:value="7266" calcext:value-type="float">
            <text:p>7266</text:p>
          </table:table-cell>
          <table:table-cell office:value-type="float" office:value="663" calcext:value-type="float">
            <text:p>663</text:p>
          </table:table-cell>
          <table:table-cell table:formula="of:=([.J17]/([.B17]-[.I17]))" office:value-type="percentage" office:value="0.0041636836354045" calcext:value-type="percentage">
            <text:p>0,42%</text:p>
          </table:table-cell>
          <table:table-cell office:value-type="float" office:value="158571" calcext:value-type="float">
            <text:p>158571</text:p>
          </table:table-cell>
          <table:table-cell office:value-type="float" office:value="404.777240992" calcext:value-type="float">
            <text:p>404,7772409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675" calcext:value-type="float">
            <text:p>67675</text:p>
          </table:table-cell>
          <table:table-cell office:value-type="float" office:value="717" calcext:value-type="float">
            <text:p>717</text:p>
          </table:table-cell>
          <table:table-cell office:value-type="float" office:value="7266" calcext:value-type="float">
            <text:p>7266</text:p>
          </table:table-cell>
          <table:table-cell office:value-type="float" office:value="717" calcext:value-type="float">
            <text:p>717</text:p>
          </table:table-cell>
          <table:table-cell table:formula="of:=([.J18]/([.B18]-[.I18]))" office:value-type="percentage" office:value="0.00450280718941935" calcext:value-type="percentage">
            <text:p>0,45%</text:p>
          </table:table-cell>
          <table:table-cell office:value-type="float" office:value="158517" calcext:value-type="float">
            <text:p>158517</text:p>
          </table:table-cell>
          <table:table-cell office:value-type="float" office:value="443.480517864" calcext:value-type="float">
            <text:p>443,4805178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42" calcext:value-type="float">
            <text:p>67742</text:p>
          </table:table-cell>
          <table:table-cell office:value-type="float" office:value="650" calcext:value-type="float">
            <text:p>650</text:p>
          </table:table-cell>
          <table:table-cell office:value-type="float" office:value="7266" calcext:value-type="float">
            <text:p>7266</text:p>
          </table:table-cell>
          <table:table-cell office:value-type="float" office:value="650" calcext:value-type="float">
            <text:p>650</text:p>
          </table:table-cell>
          <table:table-cell table:formula="of:=([.J19]/([.B19]-[.I19]))" office:value-type="percentage" office:value="0.00408204277980833" calcext:value-type="percentage">
            <text:p>0,41%</text:p>
          </table:table-cell>
          <table:table-cell office:value-type="float" office:value="158584" calcext:value-type="float">
            <text:p>158584</text:p>
          </table:table-cell>
          <table:table-cell office:value-type="float" office:value="323.237356901" calcext:value-type="float">
            <text:p>323,2373569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16" calcext:value-type="float">
            <text:p>67716</text:p>
          </table:table-cell>
          <table:table-cell office:value-type="float" office:value="676" calcext:value-type="float">
            <text:p>676</text:p>
          </table:table-cell>
          <table:table-cell office:value-type="float" office:value="7266" calcext:value-type="float">
            <text:p>7266</text:p>
          </table:table-cell>
          <table:table-cell office:value-type="float" office:value="676" calcext:value-type="float">
            <text:p>676</text:p>
          </table:table-cell>
          <table:table-cell table:formula="of:=([.J20]/([.B20]-[.I20]))" office:value-type="percentage" office:value="0.00424532449100067" calcext:value-type="percentage">
            <text:p>0,42%</text:p>
          </table:table-cell>
          <table:table-cell office:value-type="float" office:value="158558" calcext:value-type="float">
            <text:p>158558</text:p>
          </table:table-cell>
          <table:table-cell office:value-type="float" office:value="366.798605919" calcext:value-type="float">
            <text:p>366,7986059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11" calcext:value-type="float">
            <text:p>67711</text:p>
          </table:table-cell>
          <table:table-cell office:value-type="float" office:value="681" calcext:value-type="float">
            <text:p>681</text:p>
          </table:table-cell>
          <table:table-cell office:value-type="float" office:value="7266" calcext:value-type="float">
            <text:p>7266</text:p>
          </table:table-cell>
          <table:table-cell office:value-type="float" office:value="681" calcext:value-type="float">
            <text:p>681</text:p>
          </table:table-cell>
          <table:table-cell table:formula="of:=([.J21]/([.B21]-[.I21]))" office:value-type="percentage" office:value="0.00427672482007611" calcext:value-type="percentage">
            <text:p>0,43%</text:p>
          </table:table-cell>
          <table:table-cell office:value-type="float" office:value="158553" calcext:value-type="float">
            <text:p>158553</text:p>
          </table:table-cell>
          <table:table-cell office:value-type="float" office:value="415.682710171" calcext:value-type="float">
            <text:p>415,6827101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21" calcext:value-type="float">
            <text:p>67721</text:p>
          </table:table-cell>
          <table:table-cell office:value-type="float" office:value="671" calcext:value-type="float">
            <text:p>671</text:p>
          </table:table-cell>
          <table:table-cell office:value-type="float" office:value="7266" calcext:value-type="float">
            <text:p>7266</text:p>
          </table:table-cell>
          <table:table-cell office:value-type="float" office:value="671" calcext:value-type="float">
            <text:p>671</text:p>
          </table:table-cell>
          <table:table-cell table:formula="of:=([.J22]/([.B22]-[.I22]))" office:value-type="percentage" office:value="0.00421392416192522" calcext:value-type="percentage">
            <text:p>0,42%</text:p>
          </table:table-cell>
          <table:table-cell office:value-type="float" office:value="158563" calcext:value-type="float">
            <text:p>158563</text:p>
          </table:table-cell>
          <table:table-cell office:value-type="float" office:value="405.544674873" calcext:value-type="float">
            <text:p>405,5446748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692" calcext:value-type="float">
            <text:p>67692</text:p>
          </table:table-cell>
          <table:table-cell office:value-type="float" office:value="700" calcext:value-type="float">
            <text:p>700</text:p>
          </table:table-cell>
          <table:table-cell office:value-type="float" office:value="7266" calcext:value-type="float">
            <text:p>7266</text:p>
          </table:table-cell>
          <table:table-cell office:value-type="float" office:value="700" calcext:value-type="float">
            <text:p>700</text:p>
          </table:table-cell>
          <table:table-cell table:formula="of:=([.J23]/([.B23]-[.I23]))" office:value-type="percentage" office:value="0.00439604607056282" calcext:value-type="percentage">
            <text:p>0,44%</text:p>
          </table:table-cell>
          <table:table-cell office:value-type="float" office:value="158534" calcext:value-type="float">
            <text:p>158534</text:p>
          </table:table-cell>
          <table:table-cell office:value-type="float" office:value="363.91140604" calcext:value-type="float">
            <text:p>363,91140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17" calcext:value-type="float">
            <text:p>67717</text:p>
          </table:table-cell>
          <table:table-cell office:value-type="float" office:value="675" calcext:value-type="float">
            <text:p>675</text:p>
          </table:table-cell>
          <table:table-cell office:value-type="float" office:value="7266" calcext:value-type="float">
            <text:p>7266</text:p>
          </table:table-cell>
          <table:table-cell office:value-type="float" office:value="675" calcext:value-type="float">
            <text:p>675</text:p>
          </table:table-cell>
          <table:table-cell table:formula="of:=([.J24]/([.B24]-[.I24]))" office:value-type="percentage" office:value="0.00423904442518558" calcext:value-type="percentage">
            <text:p>0,42%</text:p>
          </table:table-cell>
          <table:table-cell office:value-type="float" office:value="158559" calcext:value-type="float">
            <text:p>158559</text:p>
          </table:table-cell>
          <table:table-cell office:value-type="float" office:value="446.736445904" calcext:value-type="float">
            <text:p>446,7364459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698" calcext:value-type="float">
            <text:p>67698</text:p>
          </table:table-cell>
          <table:table-cell office:value-type="float" office:value="694" calcext:value-type="float">
            <text:p>694</text:p>
          </table:table-cell>
          <table:table-cell office:value-type="float" office:value="7266" calcext:value-type="float">
            <text:p>7266</text:p>
          </table:table-cell>
          <table:table-cell office:value-type="float" office:value="694" calcext:value-type="float">
            <text:p>694</text:p>
          </table:table-cell>
          <table:table-cell table:formula="of:=([.J25]/([.B25]-[.I25]))" office:value-type="percentage" office:value="0.00435836567567228" calcext:value-type="percentage">
            <text:p>0,44%</text:p>
          </table:table-cell>
          <table:table-cell office:value-type="float" office:value="158540" calcext:value-type="float">
            <text:p>158540</text:p>
          </table:table-cell>
          <table:table-cell office:value-type="float" office:value="407.106333971" calcext:value-type="float">
            <text:p>407,1063339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17" calcext:value-type="float">
            <text:p>67717</text:p>
          </table:table-cell>
          <table:table-cell office:value-type="float" office:value="675" calcext:value-type="float">
            <text:p>675</text:p>
          </table:table-cell>
          <table:table-cell office:value-type="float" office:value="7266" calcext:value-type="float">
            <text:p>7266</text:p>
          </table:table-cell>
          <table:table-cell office:value-type="float" office:value="675" calcext:value-type="float">
            <text:p>675</text:p>
          </table:table-cell>
          <table:table-cell table:formula="of:=([.J26]/([.B26]-[.I26]))" office:value-type="percentage" office:value="0.00423904442518558" calcext:value-type="percentage">
            <text:p>0,42%</text:p>
          </table:table-cell>
          <table:table-cell office:value-type="float" office:value="158559" calcext:value-type="float">
            <text:p>158559</text:p>
          </table:table-cell>
          <table:table-cell office:value-type="float" office:value="449.483936071" calcext:value-type="float">
            <text:p>449,4839360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28" calcext:value-type="float">
            <text:p>67728</text:p>
          </table:table-cell>
          <table:table-cell office:value-type="float" office:value="664" calcext:value-type="float">
            <text:p>664</text:p>
          </table:table-cell>
          <table:table-cell office:value-type="float" office:value="7266" calcext:value-type="float">
            <text:p>7266</text:p>
          </table:table-cell>
          <table:table-cell office:value-type="float" office:value="664" calcext:value-type="float">
            <text:p>664</text:p>
          </table:table-cell>
          <table:table-cell table:formula="of:=([.J27]/([.B27]-[.I27]))" office:value-type="percentage" office:value="0.00416996370121959" calcext:value-type="percentage">
            <text:p>0,42%</text:p>
          </table:table-cell>
          <table:table-cell office:value-type="float" office:value="158570" calcext:value-type="float">
            <text:p>158570</text:p>
          </table:table-cell>
          <table:table-cell office:value-type="float" office:value="406.504308224" calcext:value-type="float">
            <text:p>406,5043082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18" calcext:value-type="float">
            <text:p>67718</text:p>
          </table:table-cell>
          <table:table-cell office:value-type="float" office:value="674" calcext:value-type="float">
            <text:p>674</text:p>
          </table:table-cell>
          <table:table-cell office:value-type="float" office:value="7266" calcext:value-type="float">
            <text:p>7266</text:p>
          </table:table-cell>
          <table:table-cell office:value-type="float" office:value="674" calcext:value-type="float">
            <text:p>674</text:p>
          </table:table-cell>
          <table:table-cell table:formula="of:=([.J28]/([.B28]-[.I28]))" office:value-type="percentage" office:value="0.00423276435937049" calcext:value-type="percentage">
            <text:p>0,42%</text:p>
          </table:table-cell>
          <table:table-cell office:value-type="float" office:value="158560" calcext:value-type="float">
            <text:p>158560</text:p>
          </table:table-cell>
          <table:table-cell office:value-type="float" office:value="365.301389933" calcext:value-type="float">
            <text:p>365,3013899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686" calcext:value-type="float">
            <text:p>67686</text:p>
          </table:table-cell>
          <table:table-cell office:value-type="float" office:value="706" calcext:value-type="float">
            <text:p>706</text:p>
          </table:table-cell>
          <table:table-cell office:value-type="float" office:value="7266" calcext:value-type="float">
            <text:p>7266</text:p>
          </table:table-cell>
          <table:table-cell office:value-type="float" office:value="706" calcext:value-type="float">
            <text:p>706</text:p>
          </table:table-cell>
          <table:table-cell table:formula="of:=([.J29]/([.B29]-[.I29]))" office:value-type="percentage" office:value="0.00443372646545336" calcext:value-type="percentage">
            <text:p>0,44%</text:p>
          </table:table-cell>
          <table:table-cell office:value-type="float" office:value="158528" calcext:value-type="float">
            <text:p>158528</text:p>
          </table:table-cell>
          <table:table-cell office:value-type="float" office:value="444.781015873" calcext:value-type="float">
            <text:p>444,7810158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688" calcext:value-type="float">
            <text:p>67688</text:p>
          </table:table-cell>
          <table:table-cell office:value-type="float" office:value="704" calcext:value-type="float">
            <text:p>704</text:p>
          </table:table-cell>
          <table:table-cell office:value-type="float" office:value="7266" calcext:value-type="float">
            <text:p>7266</text:p>
          </table:table-cell>
          <table:table-cell office:value-type="float" office:value="704" calcext:value-type="float">
            <text:p>704</text:p>
          </table:table-cell>
          <table:table-cell table:formula="of:=([.J30]/([.B30]-[.I30]))" office:value-type="percentage" office:value="0.00442116633382318" calcext:value-type="percentage">
            <text:p>0,44%</text:p>
          </table:table-cell>
          <table:table-cell office:value-type="float" office:value="158530" calcext:value-type="float">
            <text:p>158530</text:p>
          </table:table-cell>
          <table:table-cell office:value-type="float" office:value="368.496654987" calcext:value-type="float">
            <text:p>368,4966549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12" calcext:value-type="float">
            <text:p>67712</text:p>
          </table:table-cell>
          <table:table-cell office:value-type="float" office:value="680" calcext:value-type="float">
            <text:p>680</text:p>
          </table:table-cell>
          <table:table-cell office:value-type="float" office:value="7266" calcext:value-type="float">
            <text:p>7266</text:p>
          </table:table-cell>
          <table:table-cell office:value-type="float" office:value="680" calcext:value-type="float">
            <text:p>680</text:p>
          </table:table-cell>
          <table:table-cell table:formula="of:=([.J31]/([.B31]-[.I31]))" office:value-type="percentage" office:value="0.00427044475426102" calcext:value-type="percentage">
            <text:p>0,43%</text:p>
          </table:table-cell>
          <table:table-cell office:value-type="float" office:value="158554" calcext:value-type="float">
            <text:p>158554</text:p>
          </table:table-cell>
          <table:table-cell office:value-type="float" office:value="525.845767975" calcext:value-type="float">
            <text:p>525,8457679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42" calcext:value-type="float">
            <text:p>67742</text:p>
          </table:table-cell>
          <table:table-cell office:value-type="float" office:value="650" calcext:value-type="float">
            <text:p>650</text:p>
          </table:table-cell>
          <table:table-cell office:value-type="float" office:value="7266" calcext:value-type="float">
            <text:p>7266</text:p>
          </table:table-cell>
          <table:table-cell office:value-type="float" office:value="650" calcext:value-type="float">
            <text:p>650</text:p>
          </table:table-cell>
          <table:table-cell table:formula="of:=([.J32]/([.B32]-[.I32]))" office:value-type="percentage" office:value="0.00408204277980833" calcext:value-type="percentage">
            <text:p>0,41%</text:p>
          </table:table-cell>
          <table:table-cell office:value-type="float" office:value="158584" calcext:value-type="float">
            <text:p>158584</text:p>
          </table:table-cell>
          <table:table-cell office:value-type="float" office:value="445.813966036" calcext:value-type="float">
            <text:p>445,8139660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67731" calcext:value-type="float">
            <text:p>67731</text:p>
          </table:table-cell>
          <table:table-cell office:value-type="float" office:value="661" calcext:value-type="float">
            <text:p>661</text:p>
          </table:table-cell>
          <table:table-cell office:value-type="float" office:value="7266" calcext:value-type="float">
            <text:p>7266</text:p>
          </table:table-cell>
          <table:table-cell office:value-type="float" office:value="661" calcext:value-type="float">
            <text:p>661</text:p>
          </table:table-cell>
          <table:table-cell table:formula="of:=([.J33]/([.B33]-[.I33]))" office:value-type="percentage" office:value="0.00415112350377432" calcext:value-type="percentage">
            <text:p>0,42%</text:p>
          </table:table-cell>
          <table:table-cell office:value-type="float" office:value="158573" calcext:value-type="float">
            <text:p>158573</text:p>
          </table:table-cell>
          <table:table-cell office:value-type="float" office:value="525.156590939" calcext:value-type="float">
            <text:p>525,156590939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425055787917991" calcext:value-type="percentage">
            <text:p>0,43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2335156385707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9:17.8503820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9:29.913306815</dc:date>
    <meta:editing-duration>PT2M9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